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size="18pt" style:font-size-asian="18pt" style:font-size-complex="18pt"/>
    </style:style>
    <style:style style:name="P2" style:family="paragraph" style:parent-style-name="Heading_20_1">
      <style:paragraph-properties fo:text-align="center" style:justify-single-word="false"/>
      <style:text-properties fo:font-size="16pt" officeooo:paragraph-rsid="0010231e" style:font-size-asian="16pt" style:font-size-complex="16pt"/>
    </style:style>
    <style:style style:name="P3" style:family="paragraph" style:parent-style-name="Heading_20_1">
      <style:paragraph-properties fo:text-align="center" style:justify-single-word="false"/>
      <style:text-properties style:font-name="Liberation Serif" fo:font-size="18pt" officeooo:rsid="00182c66" officeooo:paragraph-rsid="00182c66" style:font-size-asian="18pt" style:font-size-complex="18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0231e"/>
    </style:style>
    <style:style style:name="P6" style:family="paragraph" style:parent-style-name="Standard">
      <style:paragraph-properties fo:text-align="justify" style:justify-single-word="false"/>
      <style:text-properties officeooo:rsid="000e80ce" officeooo:paragraph-rsid="000e80ce"/>
    </style:style>
    <style:style style:name="P7" style:family="paragraph" style:parent-style-name="Standard">
      <style:paragraph-properties fo:text-align="justify" style:justify-single-word="false"/>
      <style:text-properties fo:color="#000000" officeooo:rsid="000e80ce" officeooo:paragraph-rsid="000e80ce"/>
    </style:style>
    <style:style style:name="P8" style:family="paragraph" style:parent-style-name="Text_20_body">
      <style:paragraph-properties fo:text-align="justify" style:justify-single-word="false"/>
      <style:text-properties officeooo:paragraph-rsid="000bd257"/>
    </style:style>
    <style:style style:name="P9" style:family="paragraph" style:parent-style-name="Text_20_body">
      <style:paragraph-properties fo:text-align="justify" style:justify-single-word="false"/>
      <style:text-properties officeooo:paragraph-rsid="0010231e"/>
    </style:style>
    <style:style style:name="P10" style:family="paragraph" style:parent-style-name="Text_20_body">
      <style:paragraph-properties fo:text-align="justify" style:justify-single-word="false"/>
      <style:text-properties officeooo:paragraph-rsid="0016f8d9"/>
    </style:style>
    <style:style style:name="P11" style:family="paragraph" style:parent-style-name="Text_20_body">
      <style:paragraph-properties fo:text-align="justify" style:justify-single-word="false"/>
      <style:text-properties officeooo:paragraph-rsid="0017c58d"/>
    </style:style>
    <style:style style:name="P12" style:family="paragraph" style:parent-style-name="Text_20_body">
      <style:paragraph-properties fo:text-align="justify" style:justify-single-word="false"/>
      <style:text-properties fo:color="#000000" officeooo:rsid="0010231e" officeooo:paragraph-rsid="0010231e"/>
    </style:style>
    <style:style style:name="P13" style:family="paragraph" style:parent-style-name="Text_20_body">
      <style:paragraph-properties fo:text-align="justify" style:justify-single-word="false"/>
      <style:text-properties officeooo:rsid="001330a8" officeooo:paragraph-rsid="001330a8"/>
    </style:style>
    <style:style style:name="P14" style:family="paragraph" style:parent-style-name="Text_20_body">
      <style:paragraph-properties fo:text-align="justify" style:justify-single-word="false"/>
      <style:text-properties officeooo:rsid="0016f8d9" officeooo:paragraph-rsid="0016f8d9"/>
    </style:style>
    <style:style style:name="P15" style:family="paragraph" style:parent-style-name="Text_20_body">
      <style:paragraph-properties fo:text-align="justify" style:justify-single-word="false"/>
      <style:text-properties officeooo:rsid="00182c66" officeooo:paragraph-rsid="00182c66"/>
    </style:style>
    <style:style style:name="P16" style:family="paragraph" style:parent-style-name="Text_20_body">
      <style:paragraph-properties fo:text-align="justify" style:justify-single-word="false"/>
      <style:text-properties style:font-name="Liberation Serif" officeooo:paragraph-rsid="00182c66"/>
    </style:style>
    <style:style style:name="P17" style:family="paragraph" style:parent-style-name="Text_20_body">
      <style:paragraph-properties fo:text-align="justify" style:justify-single-word="false"/>
      <style:text-properties style:font-name="Liberation Serif" officeooo:paragraph-rsid="0010231e"/>
    </style:style>
    <style:style style:name="P18" style:family="paragraph" style:parent-style-name="Text_20_body">
      <style:paragraph-properties fo:text-align="justify" style:justify-single-word="false"/>
      <style:text-properties style:font-name="Liberation Serif" officeooo:rsid="00182c66" officeooo:paragraph-rsid="00182c66"/>
    </style:style>
    <style:style style:name="P19" style:family="paragraph" style:parent-style-name="Text_20_body">
      <style:paragraph-properties fo:text-align="justify" style:justify-single-word="false"/>
      <style:text-properties style:font-name="Liberation Serif" officeooo:rsid="00182c66" officeooo:paragraph-rsid="001bf0f8"/>
    </style:style>
    <style:style style:name="P20" style:family="paragraph" style:parent-style-name="Text_20_body">
      <style:paragraph-properties fo:text-align="justify" style:justify-single-word="false"/>
      <style:text-properties style:font-name="Liberation Serif" officeooo:rsid="0018859b" officeooo:paragraph-rsid="0018859b"/>
    </style:style>
    <style:style style:name="P21" style:family="paragraph" style:parent-style-name="Text_20_body">
      <style:paragraph-properties fo:text-align="justify" style:justify-single-word="false"/>
      <style:text-properties style:font-name="Liberation Serif" officeooo:rsid="0018fa28" officeooo:paragraph-rsid="0018fa28"/>
    </style:style>
    <style:style style:name="P22" style:family="paragraph" style:parent-style-name="Text_20_body">
      <style:paragraph-properties fo:text-align="justify" style:justify-single-word="false"/>
      <style:text-properties style:font-name="Liberation Serif" officeooo:rsid="001ac393" officeooo:paragraph-rsid="001ac393"/>
    </style:style>
    <style:style style:name="P23" style:family="paragraph" style:parent-style-name="Text_20_body">
      <style:paragraph-properties fo:text-align="justify" style:justify-single-word="false"/>
      <style:text-properties style:font-name="Liberation Serif" officeooo:rsid="001d6bda" officeooo:paragraph-rsid="001d6bda"/>
    </style:style>
    <style:style style:name="P24" style:family="paragraph" style:parent-style-name="Heading_20_1">
      <style:paragraph-properties fo:text-align="center" style:justify-single-word="false"/>
    </style:style>
    <style:style style:name="P25" style:family="paragraph" style:parent-style-name="Text_20_body" style:list-style-name="L1">
      <style:text-properties officeooo:paragraph-rsid="00154841"/>
    </style:style>
    <style:style style:name="P26" style:family="paragraph" style:parent-style-name="Text_20_body" style:list-style-name="L1">
      <style:text-properties style:font-name="courier new" officeooo:paragraph-rsid="00154841"/>
    </style:style>
    <style:style style:name="P27" style:family="paragraph" style:parent-style-name="Text_20_body" style:list-style-name="L2"/>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2">
      <style:paragraph-properties fo:margin-top="0in" fo:margin-bottom="0in" loext:contextual-spacing="false"/>
    </style:style>
    <style:style style:name="T1" style:family="text">
      <style:text-properties fo:color="#0000ff"/>
    </style:style>
    <style:style style:name="T2" style:family="text">
      <style:text-properties fo:color="#0000ff" officeooo:rsid="000ec3fc"/>
    </style:style>
    <style:style style:name="T3" style:family="text">
      <style:text-properties fo:color="#0000ff" officeooo:rsid="0010231e"/>
    </style:style>
    <style:style style:name="T4" style:family="text">
      <style:text-properties fo:color="#000000"/>
    </style:style>
    <style:style style:name="T5" style:family="text">
      <style:text-properties fo:color="#000000" officeooo:rsid="000ec3fc"/>
    </style:style>
    <style:style style:name="T6" style:family="text">
      <style:text-properties fo:color="#000000" officeooo:rsid="0010231e"/>
    </style:style>
    <style:style style:name="T7" style:family="text">
      <style:text-properties fo:color="#ff0000"/>
    </style:style>
    <style:style style:name="T8" style:family="text">
      <style:text-properties fo:color="#ff0000" officeooo:rsid="0010231e"/>
    </style:style>
    <style:style style:name="T9" style:family="text">
      <style:text-properties fo:color="#ff0000" officeooo:rsid="000ec3fc"/>
    </style:style>
    <style:style style:name="T10" style:family="text">
      <style:text-properties fo:color="#ff0000" officeooo:rsid="0013644d"/>
    </style:style>
    <style:style style:name="T11" style:family="text">
      <style:text-properties fo:color="#ff0000" officeooo:rsid="00154841"/>
    </style:style>
    <style:style style:name="T12" style:family="text">
      <style:text-properties officeooo:rsid="0013644d"/>
    </style:style>
    <style:style style:name="T13" style:family="text">
      <style:text-properties style:font-name="courier new"/>
    </style:style>
    <style:style style:name="T14" style:family="text">
      <style:text-properties officeooo:rsid="00154841"/>
    </style:style>
    <style:style style:name="T15" style:family="text">
      <style:text-properties officeooo:rsid="0016f8d9"/>
    </style:style>
    <style:style style:name="T16" style:family="text">
      <style:text-properties officeooo:rsid="0017c58d"/>
    </style:style>
    <style:style style:name="T17" style:family="text">
      <style:text-properties officeooo:rsid="00182c66"/>
    </style:style>
    <style:style style:name="T18" style:family="text">
      <style:text-properties officeooo:rsid="0018fa28"/>
    </style:style>
    <style:style style:name="T19" style:family="text">
      <style:text-properties fo:font-size="18pt" style:font-size-asian="18pt" style:font-size-complex="1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19">Lesson 1: What are Strings?</text:span></text:h>
      <text:p text:style-name="P4"/>
      <text:p text:style-name="P4"><text:span text:style-name="Strong_20_Emphasis">String:</text:span> A data structure that holds a list, or a string, of characters.</text:p>
      <text:p text:style-name="P4"><text:span text:style-name="Strong_20_Emphasis">Character:</text:span> A single letter, number, symbol, or special character.</text:p>
      <text:p text:style-name="P8"><text:span text:style-name="Strong_20_Emphasis">Unicode:</text:span> A computing industry standard that sets what hexadecimal codes correspond to what characters, so that text appears consistent across platforms.</text:p>
      <text:p text:style-name="Text_20_body"><text:span text:style-name="Strong_20_Emphasis">Hexadecimal:</text:span> A short-hand expression of the ones and zeroes that comprise computer data, comprised of 16 characters, 0 through 9 and A through F.</text:p>
      <text:p text:style-name="P4"><text:span text:style-name="Strong_20_Emphasis">Newline Character: </text:span>A Unicode character, either LF (line feed) or CR (carriage return), that is rendered as the beginning of a new line of text.</text:p>
      <text:p text:style-name="P4"/>
      <text:h text:style-name="P1" text:outline-level="1">Lesson 2: Declaring Strings in Python</text:h>
      <text:p text:style-name="P6"/>
      <text:p text:style-name="P6">The valid way of defining strings</text:p>
      <text:p text:style-name="P6">s1 = <text:span text:style-name="T1">“</text:span>123<text:span text:style-name="T1">”</text:span><text:span text:style-name="T4"> ; prints : 123</text:span></text:p>
      <text:p text:style-name="P6">s1 = <text:span text:style-name="T1">‘</text:span>“123”<text:span text:style-name="T1">’ </text:span><text:span text:style-name="T4">; prints : “123”</text:span></text:p>
      <text:p text:style-name="P6"><text:span text:style-name="T4">s1 = “</text:span><text:span text:style-name="T1">’</text:span><text:span text:style-name="T4">123</text:span><text:span text:style-name="T1">’</text:span><text:span text:style-name="T4">”</text:span><text:span text:style-name="T1"> </text:span><text:span text:style-name="T4">; prints : ‘123’</text:span></text:p>
      <text:p text:style-name="P6"><text:span text:style-name="T4">s1 = </text:span><text:span text:style-name="T1">’’’</text:span><text:span text:style-name="T4">“123”</text:span><text:span text:style-name="T1">’’’ </text:span><text:span text:style-name="T4">; prints : “123”</text:span></text:p>
      <text:p text:style-name="P7"/>
      <text:p text:style-name="P5"><text:span text:style-name="T5">For putting </text:span><text:span text:style-name="T9">a line break</text:span><text:span text:style-name="T5"> inside a string we use </text:span><text:span text:style-name="T2">\n</text:span><text:span text:style-name="T5"> in that position.</text:span></text:p>
      <text:p text:style-name="P5"><text:span text:style-name="T3">\t</text:span><text:span text:style-name="T6"> is a tab character. </text:span></text:p>
      <text:p text:style-name="P5"><text:span text:style-name="T6">For using </text:span><text:span text:style-name="T8">“</text:span><text:span text:style-name="T6"> inside a string use </text:span><text:span text:style-name="T3">\”</text:span><text:span text:style-name="T6">.</text:span></text:p>
      <text:p text:style-name="P5"><text:span text:style-name="T6">For using </text:span><text:span text:style-name="T8">‘</text:span><text:span text:style-name="T6"> inside a string use </text:span><text:span text:style-name="T3">\’</text:span><text:span text:style-name="T6">.</text:span></text:p>
      <text:p text:style-name="P5"><text:span text:style-name="T6">If we want to print </text:span><text:span text:style-name="T8">\n</text:span><text:span text:style-name="T6"> in a string, use </text:span><text:span text:style-name="T3">\\n</text:span></text:p>
      <text:p text:style-name="P12"/>
      <text:p text:style-name="P9"><text:span text:style-name="T8">Triple apostrophe</text:span><text:span text:style-name="T6">'s force Python to interpret everything </text:span>as part of the string, until it encounters the second set of triple apostrophes. So that's another way to print strings with newline characters inside them.</text:p>
      <text:p text:style-name="P9"/>
      <text:h text:style-name="P2" text:outline-level="1">Lesson 3: String Concatenation and Slicing in Python, Part 1 of 2</text:h>
      <text:p text:style-name="P9"/>
      <text:p text:style-name="P9"><text:span text:style-name="Strong_20_Emphasis">String Concatenation:</text:span> The process of putting two or more strings together in order to form one string made of the individual strings. For example, concatenating “A” with “B” would give “AB”.</text:p>
      <text:p text:style-name="P9"/>
      <text:p text:style-name="P9"/>
      <text:p text:style-name="P9"/>
      <text:p text:style-name="P9"/>
      <text:h text:style-name="P2" text:outline-level="1"><text:soft-page-break/>Lesson 3: String Concatenation and Slicing in Python, Part 2 of 2</text:h>
      <text:p text:style-name="P9"><text:span text:style-name="Strong_20_Emphasis"/></text:p>
      <text:p text:style-name="P9"><text:span text:style-name="Strong_20_Emphasis">String Slicing:</text:span> The Python term for obtaining substrings from within a string based on character indices.</text:p>
      <text:p text:style-name="Text_20_body"><text:span text:style-name="Strong_20_Emphasis">Zero-Indexing:</text:span> A convention in most programming languages where the first item of a list of items is considered the “0th” item, not the 1st item.</text:p>
      <text:p text:style-name="P13">In sub-string of a string</text:p>
      <text:p text:style-name="P13">string[start:end] : it will include (<text:span text:style-name="T1">end-start</text:span>) characters, and the last string will be string[end-1].</text:p>
      <text:p text:style-name="P13"><text:span text:style-name="T12">If the </text:span><text:span text:style-name="T10">end bound of a sub-string is out of bound</text:span><text:span text:style-name="T12">, Python will not give error.</text:span> </text:p>
      <text:p text:style-name="P9">If you include <text:span text:style-name="T7">second colon in a string slice </text:span><text:span text:style-name="T14">[:</text:span><text:span text:style-name="T11">:</text:span><text:span text:style-name="T14">],</text:span> the number that follows it lets you skip characters in the string. For example:</text:p>
      <text:list xml:id="list2217841027" text:style-name="L1">
        <text:list-item>
          <text:p text:style-name="P28"><text:span text:style-name="T13">"Hello, world!"[1:9]</text:span> → This gives "ello, wo". The slice starts at the character with index 1, and goes until (but not including) the character with index 9, and includes every character in that range. </text:p>
        </text:list-item>
        <text:list-item>
          <text:p text:style-name="P28"><text:span text:style-name="T13">"Hello, world!"[1:9:2]</text:span> → This gives "el,w". Like above, it starts with the character at index 1, and goes until (but not including) the character with index 9. Here, though, it includes every <text:span text:style-name="Emphasis">other</text:span> character. The <text:span text:style-name="T13">:2</text:span> at the end forces it to only take characters 1, 3, 5, and 7. </text:p>
        </text:list-item>
        <text:list-item>
          <text:p text:style-name="P26">"Hello, world!If you include second colon in a string slice, the number<text:line-break/>that follows it lets you skip characters in the string. For example:</text:p>
        </text:list-item>
      </text:list>
      <text:list xml:id="list3990987984" text:style-name="L2">
        <text:list-item>
          <text:p text:style-name="P29"><text:span text:style-name="T13">"Hello, world!"[1:9]</text:span> → This gives "ello, wo". The slice starts at the character with index 1, and goes until (but not including) the character with index 9, and includes every character in that range. </text:p>
        </text:list-item>
        <text:list-item>
          <text:p text:style-name="P29"><text:span text:style-name="T13">"Hello, world!"[1:9:2]</text:span> → This gives "el,w". Like above, it starts with the character at index 1, and goes until (but not including) the character with index 9. Here, though, it includes every <text:span text:style-name="Emphasis">other</text:span> character. The <text:span text:style-name="T13">:2</text:span> at the end forces it to only take characters 1, 3, 5, and 7. </text:p>
        </text:list-item>
        <text:list-item>
          <text:p text:style-name="P27"><text:span text:style-name="T13">"Hello, world!" [::3]</text:span> → This gives "Hl r!". Leaving the first two spots blank tells it to look at the entire string, but putting <text:span text:style-name="T13">:3</text:span> at the end says to only take every third character. It does so starting at the beginning, and takes the characters at indices 0, 3, 6, 9, and 12 (H, l, space, r, and !). </text:p>
        </text:list-item>
      </text:list>
      <text:list xml:id="list506210443106" text:continue-list="list2217841027" text:style-name="L1">
        <text:list-item>
          <text:p text:style-name="P25"><text:span text:style-name="T13">" [::3]</text:span> → This gives "Hl r!". Leaving the first two spots blank tells it to look at the entire string, but putting <text:span text:style-name="T13">:3</text:span> at the end says to only take every third character. It does so starting at the beginning, and takes the characters at indices 0, 3, 6, 9, and 12 (H, l, space, r, and !). </text:p>
        </text:list-item>
      </text:list>
      <text:p text:style-name="P9"/>
      <text:p text:style-name="P9"/>
      <text:p text:style-name="P9"/>
      <text:p text:style-name="P14"><text:soft-page-break/>We can skip specific numbers of characters from the beginning and end of a character by using</text:p>
      <text:p text:style-name="P11"><text:span text:style-name="T15">string[-n:] : it will </text:span><text:span text:style-name="T16">include</text:span><text:span text:style-name="T15"> </text:span><text:span text:style-name="T16">the </text:span><text:span text:style-name="T15">n </text:span><text:span text:style-name="T16">last </text:span><text:span text:style-name="T15">character</text:span><text:span text:style-name="T16">s</text:span><text:span text:style-name="T15"> </text:span><text:span text:style-name="T16">of </text:span><text:span text:style-name="T15">the string.</text:span></text:p>
      <text:p text:style-name="P10"><text:span text:style-name="T15">string[:-n] : it will </text:span><text:span text:style-name="T16">exclude</text:span><text:span text:style-name="T15"> n character from the end of the string.</text:span></text:p>
      <text:p text:style-name="P15">Note the following operations are valid :</text:p>
      <text:p text:style-name="P16">"Hello, world!"[:6]→ <text:s/>"Hello,"</text:p>
      <text:p text:style-name="P16">"Hi, CS1301!"[4:] → "CS1301!"</text:p>
      <text:p text:style-name="P16"><text:span text:style-name="T17">S</text:span>tring slicing just gives us new strings. We can use those new strings in all the ways we can use normal strings. For example, we can concatenate with them:</text:p>
      <text:p text:style-name="P17">"Hello, world!"[:6] + "Hi, CS1301!"[4:] → "Hello, CS1301!"</text:p>
      <text:p text:style-name="P18">we also have</text:p>
      <text:p text:style-name="P18">"Hello, world!"[4:] → o, world!</text:p>
      <text:p text:style-name="P18">"Hello, world!"[4:][:3] → o,</text:p>
      <text:p text:style-name="P18"/>
      <text:h text:style-name="P3" text:outline-level="1">Lesson 4: String Searching in Python</text:h>
      <text:p text:style-name="P18"/>
      <text:p text:style-name="P18">we'll primarily cover the <text:span text:style-name="T1">in</text:span> operator, which tells you if a substring was found in another string </text:p>
      <text:p text:style-name="P20"><text:span text:style-name="T1">if</text:span> sub-string <text:span text:style-name="T1">(not) in</text:span> string:</text:p>
      <text:p text:style-name="P20"><text:s/><text:tab/>statements ...</text:p>
      <text:p text:style-name="P18"/>
      <text:p text:style-name="P18"><text:span text:style-name="T1">find</text:span>(text, [start], [end]): A method of the string data type that will find the first instance of the value of text within the string calling the method. Optionally, also takes parameters start and end to mark where to search in the string. Returns -1 if text cannot be found. <text:span text:style-name="T18">Example</text:span></text:p>
      <text:p text:style-name="P21">string.<text:span text:style-name="T1">find</text:span>(“book”)</text:p>
      <text:p text:style-name="P18"/>
      <text:p text:style-name="P22"><text:span text:style-name="T1">count</text:span>(<text:span text:style-name="T17">text, [start], [end]</text:span>) : A method for finding the number of occurrence.</text:p>
      <text:p text:style-name="P22"/>
      <text:h text:style-name="P3" text:outline-level="1">Lesson 5: Useful String Methods in Python</text:h>
      <text:p text:style-name="P18"/>
      <text:p text:style-name="P19">Over at Python.org, you can find</text:p>
      <text:p text:style-name="P19"><text:a xlink:type="simple" xlink:href="https://docs.python.org/3.7/library/stdtypes.html#string-methods" text:style-name="Internet_20_link" text:visited-style-name="Visited_20_Internet_20_Link">https://docs.python.org/3.7/library/stdtypes.html#string-methods</text:a></text:p>
      <text:p text:style-name="P19">and the methods that accompany it.</text:p>
      <text:p text:style-name="P18"/>
      <text:p text:style-name="P18"><text:soft-page-break/><text:span text:style-name="T1">split</text:span>([separator]): A method of the string data type that will split a string up into a list of smaller strings. If a separator string is given, that string will be used to determine where to split; if not, the string will be split by spaces.</text:p>
      <text:p text:style-name="P23">Some useful methods are:</text:p>
      <text:p text:style-name="P23">.capitalize()</text:p>
      <text:p text:style-name="P23">.lower()</text:p>
      <text:p text:style-name="P23">.upper()</text:p>
      <text:p text:style-name="P23">.title()</text:p>
      <text:p text:style-name="P23">.strip()</text:p>
      <text:p text:style-name="P23">.replace(string1,string2)</text:p>
      <text:p text:style-name="P23">.split()</text:p>
      <text:p text:style-name="P23">“character”.join(string)</text:p>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23:33:10.285925619</meta:creation-date>
    <dc:date>2022-02-06T00:05:04.195219541</dc:date>
    <meta:editing-duration>PT1H17M1S</meta:editing-duration>
    <meta:editing-cycles>5</meta:editing-cycles>
    <meta:generator>LibreOffice/6.4.7.2$Linux_X86_64 LibreOffice_project/40$Build-2</meta:generator>
    <meta:document-statistic meta:table-count="0" meta:image-count="0" meta:object-count="0" meta:page-count="4" meta:paragraph-count="66" meta:word-count="964" meta:character-count="5516" meta:non-whitespace-character-count="4613"/>
  </office:meta>
</office:document-meta>
</file>